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7.2611in"/>
    </style:style>
    <style:style style:name="Table1" style:family="table" style:master-page-name="MP0">
      <style:table-properties style:width="7.2611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olumn20" style:family="table-column">
      <style:table-column-properties style:column-width="2.6548in"/>
    </style:style>
    <style:style style:name="TableColumn21" style:family="table-column">
      <style:table-column-properties style:column-width="4.6263in"/>
    </style:style>
    <style:style style:name="Table19" style:family="table">
      <style:table-properties style:width="7.2812in" fo:margin-left="0in" table:align="left"/>
    </style:style>
    <style:style style:name="TableRow22" style:family="table-row">
      <style:table-row-properties style:min-row-height="0.2in"/>
    </style:style>
    <style:style style:name="TableCell2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27" style:family="table-row">
      <style:table-row-properties style:min-row-height="0.2in"/>
    </style:style>
    <style:style style:name="TableCell2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32" style:family="table-row">
      <style:table-row-properties style:min-row-height="0.2in"/>
    </style:style>
    <style:style style:name="TableCell3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37" style:family="table-row">
      <style:table-row-properties style:min-row-height="0.2in"/>
    </style:style>
    <style:style style:name="TableCell38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TableRow42" style:family="table-row">
      <style:table-row-properties style:min-row-height="0.2in"/>
    </style:style>
    <style:style style:name="TableCell43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US"/>
    </style:style>
    <style:style style:name="P47" style:parent-style-name="ParágrafodaLista" style:list-style-name="LFO2" style:family="paragraph">
      <style:text-properties fo:font-weight="bold" style:font-weight-asian="bold" style:font-weight-complex="bold"/>
    </style:style>
    <style:style style:name="P48" style:parent-style-name="Normal" style:family="paragraph">
      <style:paragraph-properties fo:text-indent="0.25in"/>
    </style:style>
    <style:style style:name="T49" style:parent-style-name="Fonteparág.padrão" style:family="text">
      <style:text-properties fo:font-style="italic" style:font-style-asian="italic" style:font-style-complex="italic"/>
    </style:style>
    <style:style style:name="P50" style:parent-style-name="ParágrafodaLista" style:list-style-name="LFO2" style:family="paragraph">
      <style:text-properties fo:font-weight="bold" style:font-weight-asian="bold" style:font-weight-complex="bold"/>
    </style:style>
    <style:style style:name="P51" style:parent-style-name="Normal" style:family="paragraph">
      <style:paragraph-properties fo:text-indent="0.25in"/>
    </style:style>
    <style:style style:name="T52" style:parent-style-name="Fonteparág.padrão" style:family="text">
      <style:text-properties fo:font-style="italic" style:font-style-asian="italic" style:font-style-complex="italic"/>
    </style:style>
    <style:style style:name="T53" style:parent-style-name="Fonteparág.padrão" style:family="text">
      <style:text-properties fo:font-style="italic" style:font-style-asian="italic" style:font-style-complex="italic"/>
    </style:style>
    <style:style style:name="T54" style:parent-style-name="Fonteparág.padrão" style:family="text">
      <style:text-properties fo:font-style="italic" style:font-style-asian="italic" style:font-style-complex="italic"/>
    </style:style>
    <style:style style:name="T55" style:parent-style-name="Fonteparág.padrão" style:family="text">
      <style:text-properties fo:font-style="italic" style:font-style-asian="italic" style:font-style-complex="italic"/>
    </style:style>
    <style:style style:name="T56" style:parent-style-name="Fonteparág.padrão" style:family="text">
      <style:text-properties fo:font-style="italic" style:font-style-asian="italic" style:font-style-complex="italic"/>
    </style:style>
    <style:style style:name="T57" style:parent-style-name="Fonteparág.padrão" style:family="text">
      <style:text-properties fo:font-style="italic" style:font-style-asian="italic" style:font-style-complex="italic"/>
    </style:style>
    <style:style style:name="P58" style:parent-style-name="ParágrafodaLista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9" style:parent-style-name="ParágrafodaLista" style:list-style-name="LFO2" style:family="paragraph">
      <style:text-properties fo:font-weight="bold" style:font-weight-asian="bold" style:font-weight-complex="bold"/>
    </style:style>
    <style:style style:name="TableColumn61" style:family="table-column">
      <style:table-column-properties style:column-width="2.3263in"/>
    </style:style>
    <style:style style:name="TableColumn62" style:family="table-column">
      <style:table-column-properties style:column-width="2.559in"/>
    </style:style>
    <style:style style:name="TableColumn63" style:family="table-column">
      <style:table-column-properties style:column-width="2.1819in"/>
    </style:style>
    <style:style style:name="Table60" style:family="table">
      <style:table-properties style:width="7.0673in" fo:margin-left="0.2298in" table:align="lef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85" style:parent-style-name="ParágrafodaLista" style:list-style-name="LFO2" style:family="paragraph">
      <style:text-properties fo:font-weight="bold" style:font-weight-asian="bold" style:font-weight-complex="bold"/>
    </style:style>
    <style:style style:name="P86" style:parent-style-name="Normal" style:family="paragraph">
      <style:paragraph-properties fo:text-indent="0.25in"/>
    </style:style>
    <style:style style:name="T87" style:parent-style-name="Fonteparág.padrão" style:family="text">
      <style:text-properties fo:font-style="italic" style:font-style-asian="italic" style:font-style-complex="italic"/>
    </style:style>
    <style:style style:name="P88" style:parent-style-name="ParágrafodaLista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89" style:parent-style-name="ParágrafodaLista" style:list-style-name="LFO2" style:family="paragraph">
      <style:text-properties fo:font-weight="bold" style:font-weight-asian="bold" style:font-weight-complex="bold"/>
    </style:style>
    <style:style style:name="TableColumn91" style:family="table-column">
      <style:table-column-properties style:column-width="5.6527in"/>
    </style:style>
    <style:style style:name="TableColumn92" style:family="table-column">
      <style:table-column-properties style:column-width="1.3583in"/>
    </style:style>
    <style:style style:name="Table90" style:family="table">
      <style:table-properties style:width="7.0111in" fo:margin-left="0.25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96" style:parent-style-name="Fonteparág.padrão" style:family="text">
      <style:text-properties fo:font-style="italic" style:font-style-asian="italic" style:font-style-complex="italic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104" style:parent-style-name="ParágrafodaLista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5" style:parent-style-name="ParágrafodaLista" style:list-style-name="LFO2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Column108" style:family="table-column">
      <style:table-column-properties style:column-width="1.4583in"/>
    </style:style>
    <style:style style:name="TableColumn109" style:family="table-column">
      <style:table-column-properties style:column-width="1.0444in"/>
    </style:style>
    <style:style style:name="TableColumn110" style:family="table-column">
      <style:table-column-properties style:column-width="4.5083in"/>
    </style:style>
    <style:style style:name="Table107" style:family="table">
      <style:table-properties style:width="7.0111in" fo:margin-left="0.25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21" style:parent-style-name="Fonteparág.padrão" style:family="text">
      <style:text-properties fo:font-style="italic" style:font-style-asian="italic" style:font-style-complex="italic"/>
    </style:style>
    <style:style style:name="T122" style:parent-style-name="Fonteparág.padrão" style:family="text">
      <style:text-properties fo:font-style="italic" style:font-style-asian="italic" style:font-style-complex="italic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25" style:parent-style-name="Fonteparág.padrão" style:family="text">
      <style:text-properties fo:font-style="italic" style:font-style-asian="italic" style:font-style-complex="italic"/>
    </style:style>
    <style:style style:name="T126" style:parent-style-name="Fonteparág.padrão" style:family="text">
      <style:text-properties fo:font-style="italic" style:font-style-asian="italic" style:font-style-complex="italic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129" style:parent-style-name="Fonteparág.padrão" style:family="text">
      <style:text-properties fo:font-style="italic" style:font-style-asian="italic" style:font-style-complex="italic"/>
    </style:style>
    <style:style style:name="T130" style:parent-style-name="Fonteparág.padrão" style:family="text">
      <style:text-properties fo:font-style="italic" style:font-style-asian="italic" style:font-style-complex="italic"/>
    </style:style>
    <style:style style:name="T131" style:parent-style-name="Fonteparág.padrão" style:family="text">
      <style:text-properties fo:font-style="italic" style:font-style-asian="italic" style:font-style-complex="italic"/>
    </style:style>
    <style:style style:name="T132" style:parent-style-name="Fonteparág.padrão" style:family="text">
      <style:text-properties fo:font-style="italic" style:font-style-asian="italic" style:font-style-complex="italic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ParágrafodaLista" style:list-style-name="LFO2" style:family="paragraph">
      <style:text-properties fo:font-weight="bold" style:font-weight-asian="bold" style:font-weight-complex="bold"/>
    </style:style>
    <style:style style:name="TableColumn136" style:family="table-column">
      <style:table-column-properties style:column-width="1.9125in"/>
    </style:style>
    <style:style style:name="TableColumn137" style:family="table-column">
      <style:table-column-properties style:column-width="1.8701in"/>
    </style:style>
    <style:style style:name="TableColumn138" style:family="table-column">
      <style:table-column-properties style:column-width="3.2486in"/>
    </style:style>
    <style:style style:name="Table135" style:family="table">
      <style:table-properties style:width="7.0312in" fo:margin-left="0.25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ParágrafodaLista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ParágrafodaLista" style:family="paragraph">
      <style:paragraph-properties fo:margin-bottom="0in" fo:line-height="100%" fo:margin-left="0in">
        <style:tab-stops/>
      </style:paragraph-properties>
    </style:style>
    <style:style style:name="P15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Formulário de Solicitação de<text:s/>Publicação de Aplicativos</text:p>
          </table:table-cell>
        </table:table-row>
      </table:table>
      <text:p text:style-name="Normal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Área demandante: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sponsável: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Nr. Demanda Citsmart: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Nome do painel<text:s/>(desejável):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Nome do<text:s/>fluxo:</text:p>
          </table:table-cell>
          <table:table-cell table:style-name="TableCell45">
            <text:p text:style-name="P46"/>
          </table:table-cell>
        </table:table-row>
      </table:table>
      <text:p text:style-name="Normal"/>
      <text:list text:style-name="LFO2" text:continue-numbering="true">
        <text:list-item>
          <text:p text:style-name="P47">Objetivo:</text:p>
        </text:list-item>
      </text:list>
      <text:p text:style-name="P48">Este documento tem como objetivo definir, em alto nível,<text:s/>as necessidades e características do [<text:span text:style-name="T49">descrever o objetivo do aplicativo</text:span>]</text:p>
      <text:p text:style-name="ParágrafodaLista"/>
      <text:list text:style-name="LFO2" text:continue-numbering="true">
        <text:list-item>
          <text:p text:style-name="P50">Contexto:</text:p>
        </text:list-item>
      </text:list>
      <text:p text:style-name="P51">[<text:span text:style-name="T52">Explicar o ambiente<text:s/></text:span><text:span text:style-name="T53">de negócio<text:s/></text:span><text:span text:style-name="T54">e o</text:span><text:span text:style-name="T55"><text:s/></text:span><text:span text:style-name="T56">que motivou<text:s/></text:span><text:span text:style-name="T57">a criação do aplicativo</text:span>]</text:p>
      <text:p text:style-name="P58"/>
      <text:list text:style-name="LFO2" text:continue-numbering="true">
        <text:list-item>
          <text:p text:style-name="P59">Acessos:</text:p>
        </text:list-item>
      </text:list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Nome</text:p>
          </table:table-cell>
          <table:table-cell table:style-name="TableCell67">
            <text:p text:style-name="P68">E-mail</text:p>
          </table:table-cell>
          <table:table-cell table:style-name="TableCell69">
            <text:p text:style-name="P70">Secretaria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</table:table>
      <text:p text:style-name="ParágrafodaLista"/>
      <text:list text:style-name="LFO2" text:continue-numbering="true">
        <text:list-item>
          <text:p text:style-name="P85">Referências:</text:p>
        </text:list-item>
      </text:list>
      <text:p text:style-name="P86">[<text:span text:style-name="T87">Descrever as referências e a legislação quando for o caso, disponibilizar os links de acesso</text:span>]</text:p>
      <text:p text:style-name="P88"/>
      <text:list text:style-name="LFO2" text:continue-numbering="true">
        <text:list-item>
          <text:p text:style-name="P89">Público-alvo:</text:p>
        </text:list-item>
      </text:list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[I<text:span text:style-name="T96">nformar as áreas ou entidades que se beneficiarão das informações do painel</text:span>]</text:p>
          </table:table-cell>
          <table:table-cell table:style-name="TableCell97">
            <text:p text:style-name="P98">[interno ou externo]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P104"/>
      <text:list text:style-name="LFO2" text:continue-numbering="true">
        <text:list-item>
          <text:p text:style-name="P105">Fontes de dados:</text:p>
        </text:list-item>
      </text:list>
      <text:p text:style-name="P106">Atenção: É necessário<text:s/>que a área de negócio<text:s/>solicite<text:s/>o acesso a todas as bases de dados<text:s/>e arquivos<text:s/>utilizados<text:s/>pelo aplicativo<text:s/>para<text:s/>o usuário<text:s/>srv_qlik.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Nome</text:p>
          </table:table-cell>
          <table:table-cell table:style-name="TableCell114">
            <text:p text:style-name="P115">Tipo</text:p>
          </table:table-cell>
          <table:table-cell table:style-name="TableCell116">
            <text:p text:style-name="P117">Descrição</text:p>
          </table:table-cell>
        </table:table-row>
        <table:table-row table:style-name="TableRow118">
          <table:table-cell table:style-name="TableCell119">
            <text:p text:style-name="P120">[<text:span text:style-name="T121">Nome</text:span><text:span text:style-name="T122"><text:s/>do arquivo ou BD/tabela</text:span>]</text:p>
          </table:table-cell>
          <table:table-cell table:style-name="TableCell123">
            <text:p text:style-name="P124">[<text:span text:style-name="T125">arquivo</text:span><text:span text:style-name="T126"><text:s/>ou DB</text:span>]</text:p>
          </table:table-cell>
          <table:table-cell table:style-name="TableCell127">
            <text:p text:style-name="P128"><text:span text:style-name="T129">[Informar<text:s/></text:span><text:span text:style-name="T130">a descrição da</text:span><text:span text:style-name="T131"><text:s/>fonte<text:s/></text:span><text:span text:style-name="T132">dos dados</text:span>]</text:p>
          </table:table-cell>
        </table:table-row>
      </table:table>
      <text:p text:style-name="P133"/>
      <text:list text:style-name="LFO2" text:continue-numbering="true">
        <text:list-item>
          <text:p text:style-name="P134">Anexos:</text:p>
        </text:list-item>
      </text:list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Nome do arquivo</text:p>
          </table:table-cell>
          <table:table-cell table:style-name="TableCell142">
            <text:p text:style-name="P143">Tipo</text:p>
          </table:table-cell>
          <table:table-cell table:style-name="TableCell144">
            <text:p text:style-name="P145">Caminho</text:p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fo:language="pt" fo:country="B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fo:language="pt" fo:country="BR"/>
    </style:style>
    <style:style style:name="ConteúdodeTabela" style:display-name="Conteúdo de Tabela" style:family="paragraph">
      <style:paragraph-properties fo:widows="0" fo:orphans="0" style:text-autospace="none" fo:margin-top="0.0833in" fo:margin-bottom="0.0833in" fo:line-height="100%">
        <style:tab-stops>
          <style:tab-stop style:type="left" style:position="0.5909in"/>
        </style:tab-stops>
      </style:paragraph-properties>
      <style:text-properties style:font-name="Cambria" style:font-name-asian="Calibri" style:font-name-complex="Times New Roman" fo:language="pt" fo:country="BR" style:language-asian="pt" style:country-asian="BR" fo:hyphenate="false"/>
    </style:style>
    <style:style style:name="ConteúdodeTabelaChar" style:display-name="Conteúdo de Tabela Char" style:family="text">
      <style:text-properties style:font-name="Cambria" style:font-name-asian="Calibri" style:font-name-complex="Times New Roman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41in"/>
      </style:header-style>
      <style:footer-style>
        <style:header-footer-properties style:dynamic-spacing="true" fo:min-height="0in"/>
      </style:footer-style>
    </style:page-layout>
    <style:style style:name="TableColumn7" style:family="table-column">
      <style:table-column-properties style:column-width="7.2847in"/>
    </style:style>
    <style:style style:name="Table6" style:family="table">
      <style:table-properties style:width="7.2847in" fo:margin-left="0in" table:align="center"/>
    </style:style>
    <style:style style:name="TableRow8" style:family="table-row">
      <style:table-row-properties/>
    </style:style>
    <style:style style:name="TableCell9" style:family="table-cell">
      <style:table-cell-properties fo:border="0.0138in solid #323E4F" style:writing-mode="lr-tb" style:vertical-align="middle" fo:padding-top="0in" fo:padding-left="0.075in" fo:padding-bottom="0in" fo:padding-right="0.075in"/>
    </style:style>
    <style:style style:name="P10" style:parent-style-name="ConteúdodeTabela" style:family="paragraph">
      <style:paragraph-properties fo:text-align="center"/>
    </style:style>
    <style:style style:name="TableRow11" style:family="table-row">
      <style:table-row-properties/>
    </style:style>
    <style:style style:name="TableCell12" style:family="table-cell">
      <style:table-cell-properties fo:border-top="0.0138in solid #323E4F" fo:border-left="0.0138in solid #44546A" fo:border-bottom="0.0138in solid #323E4F" fo:border-right="0.0138in solid #44546A" style:writing-mode="lr-tb" style:vertical-align="middle" fo:padding-top="0in" fo:padding-left="0.075in" fo:padding-bottom="0in" fo:padding-right="0.075in"/>
    </style:style>
    <style:style style:name="P13" style:parent-style-name="ConteúdodeTabela" style:family="paragraph">
      <style:paragraph-properties fo:text-align="center"/>
    </style:style>
    <style:style style:name="T14" style:parent-style-name="Fonteparág.padrão" style:family="text">
      <style:text-properties style:font-name="Calibri" style:font-name-complex="Calibri"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-top="0.0138in solid #323E4F" fo:border-left="0.0138in solid #44546A" fo:border-bottom="0.0138in solid #323E4F" fo:border-right="0.0138in solid #44546A" style:writing-mode="lr-tb" style:vertical-align="middle" fo:padding-top="0in" fo:padding-left="0.075in" fo:padding-bottom="0in" fo:padding-right="0.075in"/>
    </style:style>
    <style:style style:name="P17" style:parent-style-name="ConteúdodeTabela" style:family="paragraph">
      <style:paragraph-properties fo:text-align="center"/>
      <style:text-properties style:font-name="Calibri" style:font-name-complex="Calibri" fo:font-weight="bold" style:font-weight-asian="bold" fo:font-size="8.5pt" style:font-size-asian="8.5pt" style:font-size-complex="8.5pt"/>
    </style:style>
    <style:style style:name="P18" style:parent-style-name="Cabeçalho" style:family="paragraph">
      <style:paragraph-properties fo:text-align="center"/>
      <style:text-properties fo:font-size="8pt" style:font-size-asian="8pt" style:font-size-complex="8pt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P10"><draw:frame draw:style-name="a0" draw:name="Imagem 5" text:anchor-type="as-char" svg:x="0in" svg:y="0in" svg:width="2.4159in" svg:height="0.26435in" style:rel-width="scale" style:rel-height="scale"><draw:image xlink:href="media/image1.png" xlink:type="simple" xlink:show="embed" xlink:actuate="onLoad"/><svg:title/><svg:desc/></draw:frame></text:p>
            </table:table-cell>
          </table:table-row>
          <table:table-row table:style-name="TableRow11">
            <table:table-cell table:style-name="TableCell12">
              <text:p text:style-name="P13"><text:span text:style-name="T14">Metodologia de Gerenciamento e Desenvolvimento de Projetos de Business Intelligence</text:span></text:p>
            </table:table-cell>
          </table:table-row>
          <table:table-row table:style-name="TableRow15">
            <table:table-cell table:style-name="TableCell16">
              <text:p text:style-name="P17">Subsecretaria de Tecnologia da Informação<text:s/>▪<text:s/>Coordenação-Geral de Gestão de Dados e Informação<text:s/>▪<text:s/>Coordenação de Inteligência da Informação</text:p>
            </table:table-cell>
          </table:table-row>
        </table:table>
        <text:p text:style-name="P1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ão Freitas</meta:initial-creator>
    <dc:creator>Joao Paulo Silva de Freitas</dc:creator>
    <meta:creation-date>2023-04-14T18:34:00Z</meta:creation-date>
    <dc:date>2023-04-14T18:34:00Z</dc:date>
    <meta:template xlink:href="Normal.dotm" xlink:type="simple"/>
    <meta:editing-cycles>94</meta:editing-cycles>
    <meta:editing-duration>PT0S</meta:editing-duration>
    <meta:user-defined meta:name="ContentTypeId">0x010100B9DD3E4AB39FEE46B35D9259A7FCE663</meta:user-defined>
    <meta:document-statistic meta:page-count="1" meta:paragraph-count="1" meta:word-count="153" meta:character-count="981" meta:row-count="6" meta:non-whitespace-character-count="829"/>
  </office:meta>
</office:document-meta>
</file>